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8" style:family="paragraph" style:parent-style-name="List_20_Contents">
      <style:text-properties style:font-name="Times New Roman"/>
    </style:style>
    <style:style style:name="P9"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0" style:family="paragraph" style:parent-style-name="List_20_Contents">
      <style:paragraph-properties fo:margin-top="0cm" fo:margin-bottom="0.499cm"/>
    </style:style>
    <style:style style:name="P11" style:family="paragraph" style:parent-style-name="List_20_Contents">
      <style:paragraph-properties fo:margin-top="0cm" fo:margin-bottom="0.499cm"/>
      <style:text-properties fo:language="en" fo:country="US" style:language-complex="ar" style:country-complex="SA"/>
    </style:style>
    <style:style style:name="P12" style:family="paragraph" style:parent-style-name="List_20_Contents">
      <style:paragraph-properties fo:margin-left="0cm" fo:margin-right="0cm" fo:text-indent="0cm" style:auto-text-indent="fals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List_20_Contents">
      <style:paragraph-properties fo:margin-left="0cm" fo:margin-right="0cm" fo:text-indent="0cm" style:auto-text-indent="false" fo:break-before="page"/>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List_20_Contents">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19"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ing_20_1">
      <style:text-properties fo:language="en" fo:country="US" style:language-complex="ar" style:country-complex="SA"/>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6pt" style:font-size-asian="16pt" style:font-size-complex="16pt"/>
    </style:style>
    <style:style style:name="T4" style:family="text">
      <style:text-properties fo:font-size="9pt" style:font-size-asian="9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7" style:family="text">
      <style:text-properties style:use-window-font-color="true" style:font-name="Times New Roman" fo:font-size="12pt" style:font-name-asian="TimesNewRomanPSMT" style:font-size-asian="12pt" style:font-name-complex="TimesNewRomanPSMT" style:font-size-complex="12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9">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2">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List_20_Contents">An Alias is a unique identifier associated to a Node, temporarily during a session, to be used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9">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how it's organized and how to present it to a user in a Configuration Tool.</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8">of the</text:span> user. <text:s/>An example is JMRI DecoderPro.</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text:soft-page-break/>sends long messages between specific nodes, at some cost in efficiency. Sending a datagram can take multiple messages on limited transports, such as CAN.</text:p>
      <text:p text:style-name="P12">Datagram Protocol ID (DPID or DPI)</text:p>
      <text:p text:style-name="List_20_Contents">The first byte of data transferred by a datagram is used to indicate the protocol being transported.</text:p>
      <text:p text:style-name="List_20_Heading">Device</text:p>
      <text:p text:style-name="P7">“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8">This protocol uses PCER (Producer-Consumer Event Report) messages to propagate Event IDs<text:span text:style-name="T5"> from source nodes to multiple destination nodes. These messages are typically used to announce that something of interest has happened on the layout, and consequently a change in </text:span><text:span text:style-name="T6">the</text:span><text:span text:style-name="T5"> layout's state, so that controlled devices can respond. The protocol also includes inquiry and response messages for examining configuration and status. <text:s/></text:span></text:p>
      <text:p text:style-name="List_20_Heading">Event ID (EID)</text:p>
      <text:p text:style-name="P10">The 64-bit unsigned number that identifies a specific event. OpenLCB event IDs must be globally unique. </text:p>
      <text:p text:style-name="List_20_Contents">NB: Events are <text:span text:style-name="T9">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7">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2">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text:soft-page-break/>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8">has</text:span> occurred, so that the corresponding consumers of that Event are notified.</text:p>
      <text:p text:style-name="List_20_Heading">Repeater</text:p>
      <text:p text:style-name="P7">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9">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7">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pan text:style-name="T8">other nodes, but may be the target of complex interactions, for example when it is being configured.</text:span></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2">Streaming Protocol</text:p>
      <text:p text:style-name="List_20_Contents">Protocol that defines the messages and interactions to setup a stream transfer, move the data along with the necessary buffer management, and then take down the transfer at the end. <text:s/>Streams <text:soft-page-break/>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1">The version of the OpenLCB common messages, interactions, etc. adapted to a particular transport mechanism. Examples are the wire protocols for CAN bus segments and TCP/IP links. </text:p>
      <text:h text:style-name="P20"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7">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15">Segment</text:p>
      <text:p text:style-name="List_20_Contents">See general definition. <text:s/>Note that nodes on a single CAN segment share CAN arbitration and a set of aliases. <text:s text:c="2"/></text:p>
      <text:p text:style-name="P12"/>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Key Terms<text:tab/>1</text:p>
          <text:p text:style-name="P16"><text:s/>3 General Glossary<text:tab/>1</text:p>
          <text:p text:style-name="P16"><text:s/>4 CAN Glossary<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83cm" fo:margin-left="0.466cm" fo:margin-right="0.062cm" table:align="margins" style:writing-mode="lr-tb"/>
    </style:style>
    <style:style style:name="Table1.A" style:family="table-column">
      <style:table-column-properties style:column-width="8.41cm" style:rel-column-width="34485*"/>
    </style:style>
    <style:style style:name="Table1.B" style:family="table-column">
      <style:table-column-properties style:column-width="0.092cm" style:rel-column-width="376*"/>
    </style:style>
    <style:style style:name="Table1.C" style:family="table-column">
      <style:table-column-properties style:column-width="4.389cm" style:rel-column-width="17994*"/>
    </style:style>
    <style:style style:name="Table1.D" style:family="table-column">
      <style:table-column-properties style:column-width="3.092cm" style:rel-column-width="1268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5-02-14T09:21:37">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span text:style-name="MT3">OpenLCB</text:span>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4T09:21:37">Feb 14, 2015</text:date></text:p>
            </table:table-cell>
            <table:table-cell table:style-name="Table1.C1" office:value-type="string">
              <text:p text:style-name="MP7">For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2"><text:date style:data-style-name="N75" text:date-value="2015-02-14T09:21:37">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Glossary Technical Note</dc:title>
    <meta:initial-creator>Alex Shepherd</meta:initial-creator>
    <meta:creation-date>2009-01-22T07:11:27</meta:creation-date>
    <meta:editing-cycles>110</meta:editing-cycles>
    <meta:editing-duration>PT15H59M49S</meta:editing-duration>
    <meta:generator>OpenOffice/4.1.1$Unix OpenOffice.org_project/411m6$Build-9775</meta:generator>
    <dc:date>2015-02-14T09:21:37</dc:date>
    <dc:creator>D Harris</dc:creator>
    <meta:keyword>OpenLCB glossary definitions</meta:keyword>
    <dc:subject>Glossary</dc:subject>
    <meta:document-statistic meta:table-count="1" meta:image-count="1" meta:object-count="0" meta:page-count="6" meta:paragraph-count="102" meta:word-count="2165" meta:character-count="13186"/>
    <meta:user-defined meta:name="Info 1"/>
    <meta:user-defined meta:name="Info 2"/>
    <meta:user-defined meta:name="Info 3"/>
    <meta:user-defined meta:name="Info 4"/>
  </office:meta>
</office:document-meta>
</file>